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34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2" style:family="presentation" style:parent-style-name="Focus-title">
      <style:graphic-properties fo:min-height="5.08cm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outline1">
      <style:graphic-properties fo:min-height="11.929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draw:auto-grow-height="true" fo:min-height="2.63cm"/>
      <style:paragraph-properties style:writing-mode="lr-tb"/>
    </style:style>
    <style:style style:name="pr8" style:family="presentation" style:parent-style-name="Focus2-outline1">
      <style:graphic-properties fo:min-height="11.929cm"/>
      <style:paragraph-properties style:writing-mode="lr-tb"/>
    </style:style>
    <style:style style:name="pr9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Focus3-title">
      <style:graphic-properties draw:auto-grow-height="true" fo:min-height="2.5cm"/>
      <style:paragraph-properties style:writing-mode="lr-tb"/>
    </style:style>
    <style:style style:name="pr11" style:family="presentation" style:parent-style-name="Focus3-outline1">
      <style:graphic-properties fo:min-height="11.929cm"/>
      <style:paragraph-properties style:writing-mode="lr-tb"/>
    </style:style>
    <style:style style:name="pr1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Focus3-title">
      <style:graphic-properties fo:min-height="2.5cm"/>
      <style:paragraph-properties style:writing-mode="lr-tb"/>
    </style:style>
    <style:style style:name="pr14" style:family="presentation" style:parent-style-name="Focus3-outline1">
      <style:graphic-properties fo:min-height="10.001cm"/>
      <style:paragraph-properties style:writing-mode="lr-tb"/>
    </style:style>
    <style:style style:name="pr1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.374cm" fo:line-height="100%" fo:text-indent="0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</style:style>
    <style:style style:name="P14" style:family="paragraph">
      <style:text-properties fo:color="#666666" loext:opacity="100%"/>
    </style:style>
    <style:style style:name="P15" style:family="paragraph">
      <loext:graphic-properties draw:fill="none" draw:fill-color="#ffffff"/>
      <style:text-properties fo:color="#666666" loext:opacity="100%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666666" loext:opacity="100%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1.821cm" svg:height="5.149cm" svg:x="8.255cm" svg:y="5.715cm" presentation:class="subtitle" presentation:user-transformed="true">
          <draw:text-box>
            <text:p text:style-name="P1">Nicholas Lichtsinn</text:p>
            <text:p text:style-name="P1">IST 664</text:p>
          </draw:text-box>
        </draw:frame>
        <draw:frame presentation:style-name="pr2" draw:text-style-name="P3" draw:layer="layout" svg:width="13.761cm" svg:height="5.08cm" svg:x="2.114cm" svg:y="10.864cm" presentation:class="title" presentation:user-transformed="true">
          <draw:text-box>
            <text:p text:style-name="P3"><text:span text:style-name="T1">Natural Language Generation Investig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>
          <draw:text-box>
            <text:p>Natural Language Generation</text:p>
          </draw:text-box>
        </draw:frame>
        <draw:frame presentation:style-name="pr5" draw:text-style-name="P5" draw:layer="layout" svg:width="14.86cm" svg:height="6.65cm" svg:x="6.35cm" svg:y="5.08cm" presentation:class="outline" presentation:user-transformed="true">
          <draw:text-box>
            <text:list text:style-name="L2">
              <text:list-item>
                <text:p text:style-name="P5"><text:span text:style-name="T2">Natural Language Generation is the “process of producing meaningful phrases and sentences in the form of natural language.”</text:span></text:p>
              </text:list-item>
              <text:list-item>
                <text:p text:style-name="P5"><text:span text:style-name="T2">NLG automatically generates narratives that describe, summarize or explain input structured data in a human-like manner at the speed of thousands of pages per second.</text:span></text:p>
              </text:list-item>
              <text:list-item>
                <text:p text:style-name="P5"><text:span text:style-name="T2">The main practical present-day applications of NLG are connected with writing analysis or communicating necessary information to customer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7" draw:layer="layout" svg:width="6.35cm" svg:height="1.484cm" svg:x="19.685cm" svg:y="13.97cm">
          <draw:text-box>
            <text:list text:style-name="L2">
              <text:list-header>
                <text:p text:style-name="P6"><text:span text:style-name="T3">Artificial Intelligence: Natural Language Processing Fundamental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7" draw:layer="layout" svg:width="18.313cm" svg:height="2.63cm" svg:x="4.903cm" svg:y="0.627cm" presentation:class="title" presentation:user-transformed="true">
          <draw:text-box>
            <text:p>Commercial Tools</text:p>
          </draw:text-box>
        </draw:frame>
        <draw:frame presentation:style-name="pr8" draw:text-style-name="P8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 text:style-name="P8"><text:span text:style-name="T4">NLG is a complicated task that needs to take into account multiple aspects of language, including its structure, grammar, word usage and perception.</text:span></text:p>
              </text:list-item>
              <text:list-item>
                <text:p text:style-name="P8"><text:span text:style-name="T5">Arria NLG PLC</text:span><text:span text:style-name="T4"> is one of the global leaders in NLG technology and boasts the most advanced NLG engine and reports.</text:span></text:p>
              </text:list-item>
              <text:list-item>
                <text:p text:style-name="P8"><text:span text:style-name="T5">AX Semantics</text:span><text:span text:style-name="T4"> offers eCommerce, journalistic and data reporting for over 100 languages. It is a developer-friendly product that uses AI and machine learning to train the NLG engine.</text:span></text:p>
              </text:list-item>
              <text:list-item>
                <text:p text:style-name="P8"><text:span text:style-name="T5">Yseop</text:span><text:span text:style-name="T4"> has a smart customer experience across mobile, online and face-to-face platforms and offers a plug-in for Excel and other analytics platforms.</text:span></text:p>
              </text:list-item>
              <text:list-item>
                <text:p text:style-name="P8"><text:span text:style-name="T5">Quill </text:span><text:span text:style-name="T6">is an NLG platform that converts data to human-intelligent narratives by developing a story, analysing it and extracting the required amount of data from it.</text:span></text:p>
              </text:list-item>
              <text:list-item>
                <text:p text:style-name="P8"><text:span text:style-name="T5">Wordsmith</text:span><text:span text:style-name="T4"> is an Nlg engine that works with advanced template-based approaches allowing users to convert data into text in any format or scale.</text:span></text:p>
              </text:list-item>
            </text:list>
          </draw:text-box>
        </draw:frame>
        <draw:frame draw:style-name="gr2" draw:text-style-name="P7" draw:layer="layout" svg:width="5.715cm" svg:height="1.895cm" svg:x="0.635cm" svg:y="13.335cm">
          <draw:text-box>
            <text:p text:style-name="P9"><text:span text:style-name="T7">https://medium.com/sciforce/a-comprehensive-guide-to-natural-language-gen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0" draw:layer="layout" svg:width="24cm" svg:height="2.5cm" svg:x="2cm" svg:y="1cm" presentation:class="title">
          <draw:text-box>
            <text:p>Open-Source Tools</text:p>
          </draw:text-box>
        </draw:frame>
        <draw:frame presentation:style-name="pr11" draw:text-style-name="P10" draw:layer="layout" svg:width="24cm" svg:height="10cm" svg:x="2cm" svg:y="4cm" presentation:class="outline">
          <draw:text-box>
            <text:list text:style-name="L2">
              <text:list-item>
                <text:p text:style-name="P10"><text:span text:style-name="T8">Simplenlg </text:span><text:span text:style-name="T2"><text:s/>is the most widely used open-source realiser, especially by system builders. It is a Java API for Nlg written by the founder of Arria(mentioned in the commercial tools). This tool has limited functionality but is the easiest to use and best documented.</text:span></text:p>
              </text:list-item>
              <text:list-item>
                <text:p text:style-name="P10"><text:span text:style-name="T8">NaturalOWL </text:span><text:span text:style-name="T2">is an open-source toolkit which can be used to generate descriptions of OWL classes and individuals to configure an NLG framework without doing much programming.</text:span></text:p>
              </text:list-item>
              <text:list-item>
                <text:p text:style-name="P10"><text:span text:style-name="T8">RosaeNLG </text:span><text:span text:style-name="T2">is written in JavaScript, based on the Pug template engine and can be run both server side and client side in a browser.</text:span></text:p>
              </text:list-item>
            </text:list>
          </draw:text-box>
        </draw:frame>
        <draw:frame draw:style-name="gr3" draw:text-style-name="P12" draw:layer="layout" svg:width="9.525cm" svg:height="1.484cm" svg:x="18.415cm" svg:y="13.335cm">
          <draw:text-box>
            <text:p text:style-name="P11"><text:span text:style-name="T7"><text:a xlink:href="https://medium.com/sciforce/a-comprehensive-guide-to-natural-language-generation" xlink:type="simple">https://medium.com/sciforce/a-comprehensive-guide-to-natural-language-generation</text:a></text:span></text:p>
            <text:p text:style-name="P11"><text:span text:style-name="T7"><text:a xlink:href="https://medium.com/voice-tech-podcast/introducing-rosaenlg-an-open-source-natural-language-generation-library-7ea711989621" xlink:type="simple">https://medium.com/voice-tech-podcast/introducing-rosaenlg-an-open-source-natural-language-generation-library-7ea711989621</text:a></text:span></text:p>
            <text:p text:style-name="P11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>SimpleNLG</text:p>
          </draw:text-box>
        </draw:frame>
        <draw:frame presentation:style-name="pr14" draw:layer="layout" svg:width="24cm" svg:height="10cm" svg:x="2cm" svg:y="4cm" presentation:class="outline">
          <draw:text-box>
            <text:list text:style-name="L2">
              <text:list-item>
                <text:p>SimpleNLG is a simple Java API designed to facilitate the generation of Natural Language. It was originally developed by Ehud Reiter, Professor at the University of Aberdeen's Department of Computing Science and co-founder of Arria NLG.</text:p>
              </text:list-item>
              <text:list-item>
                <text:p>SimpleNLG is intended to function as a "realisation engine" for Natural Language Generation architectures, and has been used successfully in a number of projects, both academic and commercial. </text:p>
              </text:list-item>
              <text:list-item>
                <text:p>It handles the following:</text:p>
                <text:list>
                  <text:list-item>
                    <text:p>Lexicon/morphology system: The default lexicon computes inflected forms (morphological realisation). We believe this has fair coverage. Better coverage can be obtained by using the NIH Specialist Lexicon (which is supported by SimpleNLG).</text:p>
                  </text:list-item>
                  <text:list-item>
                    <text:p>Realiser: Generates texts from a syntactic form. Grammatical coverage is limited compared to tools such as KPML and FUF/SURGE, but we believe it is adequate for many NLG tasks.</text:p>
                  </text:list-item>
                  <text:list-item>
                    <text:p>Microplanning: Currently just simple aggregation, hopefully will grow over time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5cm" svg:height="1.073cm" svg:x="18.415cm" svg:y="14cm">
          <draw:text-box>
            <text:p text:style-name="P9"><text:span text:style-name="T7">https://github.com/simplenlg/simplenl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>NLGlib</text:p>
          </draw:text-box>
        </draw:frame>
        <draw:frame presentation:style-name="pr14" draw:layer="layout" svg:width="24cm" svg:height="10cm" svg:x="2cm" svg:y="4cm" presentation:class="outline" presentation:user-transformed="true">
          <draw:text-box>
            <text:list text:style-name="L2">
              <text:list-item>
                <text:p>NLGlib is a library for natural language generation (NLG) written in Python, mainly a wrapper around SimpleNLG to be used in Python. <text:s/></text:p>
              </text:list-item>
              <text:list-item>
                <text:p>It seeks to fill a gap in the NLG field. The aim of this library is to be useful for general projects that would like to add a bit of text generation to their capabilities.</text:p>
              </text:list-item>
              <text:list-item>
                <text:p>NLGlib started as a part of the EPSRC project Scrutable Autonomous Systems (SAsSy): www.scrutable-systems.org When the project finished, the code was moved to this repository to create a stand-alone re-usable library.</text:p>
                <text:p/>
              </text:list-item>
            </text:list>
          </draw:text-box>
        </draw:frame>
        <draw:frame draw:style-name="gr2" draw:text-style-name="P7" draw:layer="layout" svg:width="6.985cm" svg:height="0.662cm" svg:x="18.415cm" svg:y="14cm">
          <draw:text-box>
            <text:p text:style-name="P9"><text:span text:style-name="T7">https://pypi.org/project/nlglib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>
          <draw:text-box>
            <text:p>Code Examples</text:p>
          </draw:text-box>
        </draw:frame>
        <draw:frame presentation:style-name="pr14" draw:layer="layout" svg:width="8.89cm" svg:height="5.08cm" svg:x="4.445cm" svg:y="10.16cm" presentation:class="outline" presentation:user-transformed="true">
          <draw:text-box>
            <text:list text:style-name="L2">
              <text:list-header>
                <text:p>from nlglib.microplanning import *</text:p>
                <text:p>from nlglib.realisation.simplenlg import Realiser</text:p>
                <text:p/>
                <text:p>if __name__ == '__main__':</text:p>
                <text:p><text:s text:c="4"/>realiser = Realiser(host='roman.kutlak.info')</text:p>
                <text:p><text:s text:c="4"/>s = Clause('SimpleNLG', 'be', 'awesome!')</text:p>
                <text:p><text:s text:c="4"/>print(realiser(s))</text:p>
                <text:p><text:s text:c="4"/># SimpleNLG is awesome!</text:p>
              </text:list-header>
            </text:list>
          </draw:text-box>
        </draw:frame>
        <draw:frame draw:style-name="gr2" draw:text-style-name="P13" draw:layer="layout" svg:width="12.065cm" svg:height="0.988cm" svg:x="13.335cm" svg:y="3.5cm">
          <draw:text-box>
            <text:p/>
          </draw:text-box>
        </draw:frame>
        <draw:frame presentation:style-name="pr14" draw:layer="layout" svg:width="10.795cm" svg:height="6.025cm" svg:x="13.97cm" svg:y="9.525cm" presentation:class="outline" presentation:user-transformed="true">
          <draw:text-box>
            <text:list text:style-name="L2">
              <text:list-header>
                <text:p>from nlglib.microplanning import *</text:p>
                <text:p>from nlglib.realisation.simplenlg import Realiser</text:p>
                <text:p>from nlglib.features import TENSE</text:p>
                <text:p>if __name__ == '__main__':</text:p>
                <text:p><text:s text:c="4"/>realiser = Realiser(host='roman.kutlak.info')</text:p>
                <text:p><text:s text:c="4"/>s = Clause('Python', VP('make', 'this library', 'easy to use'))</text:p>
                <text:p><text:s text:c="4"/>s[TENSE] = TENSE.future</text:p>
                <text:p><text:s text:c="4"/>print(realiser(s))</text:p>
                <text:p><text:s text:c="4"/># Python will make this library easy to use.</text:p>
              </text:list-header>
            </text:list>
          </draw:text-box>
        </draw:frame>
        <draw:frame draw:style-name="gr2" draw:text-style-name="P15" draw:layer="layout" svg:width="20.32cm" svg:height="5.41cm" svg:x="4.445cm" svg:y="3.5cm">
          <draw:text-box>
            <text:list text:style-name="L1">
              <text:list-item>
                <text:p text:style-name="P14"><text:span text:style-name="T9">I downloaded and used these examples to print out simple text from first order logic to text using nlglib.</text:span></text:p>
                <text:p text:style-name="P14"><text:span text:style-name="T9"/></text:p>
              </text:list-item>
              <text:list-item>
                <text:p text:style-name="P14"><text:span text:style-name="T9">This could be a useful tool but is still very limited and would need to be more robust building out aggregation and referring expression generation to add sophistication in the way things are process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3" draw:layer="layout" svg:width="24cm" svg:height="2.5cm" svg:x="2cm" svg:y="1cm" presentation:class="title" presentation:user-transformed="true">
          <draw:text-box>
            <text:p>References</text:p>
          </draw:text-box>
        </draw:frame>
        <draw:frame presentation:style-name="pr14" draw:text-style-name="P16" draw:layer="layout" svg:width="24cm" svg:height="10cm" svg:x="2cm" svg:y="4cm" presentation:class="outline">
          <draw:text-box>
            <text:list text:style-name="L2">
              <text:list-item>
                <text:p text:style-name="P16"><text:span text:style-name="T10"><text:s/></text:span><text:span text:style-name="T10">Artificial Intelligence: Natural Language Processing Fundamentals</text:span></text:p>
              </text:list-item>
              <text:list-item>
                <text:p text:style-name="P17"><text:span text:style-name="T10">https://medium.com/sciforce/a-comprehensive-guide-to-natural-language-generation</text:span></text:p>
              </text:list-item>
              <text:list-item>
                <text:p text:style-name="P17"><text:span text:style-name="T10">https://narrativescience.com/resource/blog/what-is-natural-language-generation/</text:span></text:p>
              </text:list-item>
              <text:list-item>
                <text:p text:style-name="P17"><text:span text:style-name="T10">https://medium.com/voice-tech-podcast/introducing-rosaenlg-an-open-source-natural-language-generation-library-7ea711989621</text:span></text:p>
              </text:list-item>
              <text:list-item>
                <text:p text:style-name="P17"><text:span text:style-name="T10">https://github.com/simplenlg/simplenlg</text:span></text:p>
              </text:list-item>
              <text:list-item>
                <text:p text:style-name="P17"><text:span text:style-name="T10">https://pypi.org/project/nlglib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6T10:26:31.859000000</meta:creation-date>
    <meta:editing-duration>PT4M53S</meta:editing-duration>
    <meta:editing-cycles>3</meta:editing-cycles>
    <meta:generator>LibreOffice/7.1.5.2$Windows_X86_64 LibreOffice_project/85f04e9f809797b8199d13c421bd8a2b025d52b5</meta:generator>
    <dc:title>Focus</dc:title>
    <dc:date>2021-09-16T11:25:09.044000000</dc:date>
    <meta:document-statistic meta:object-count="116"/>
  </office:meta>
</office:document-meta>
</file>